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30" manifest:media-type="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statusbar/" manifest:media-type=""/>
  <manifest:file-entry manifest:full-path="Object 14/accelerator/" manifest:media-type=""/>
  <manifest:file-entry manifest:full-path="Object 14/floater/" manifest:media-type=""/>
  <manifest:file-entry manifest:full-path="Object 14/popupmenu/" manifest:media-type=""/>
  <manifest:file-entry manifest:full-path="Object 14/content.xml" manifest:media-type="text/xml"/>
  <manifest:file-entry manifest:full-path="Object 14/progressbar/" manifest:media-type=""/>
  <manifest:file-entry manifest:full-path="Object 14/toolpanel/" manifest:media-type=""/>
  <manifest:file-entry manifest:full-path="Object 14/menubar/" manifest:media-type=""/>
  <manifest:file-entry manifest:full-path="Object 14/toolbar/" manifest:media-type=""/>
  <manifest:file-entry manifest:full-path="Object 14/images/Bitmaps/" manifest:media-type=""/>
  <manifest:file-entry manifest:full-path="Object 14/images/" manifest:media-type="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statusbar/" manifest:media-type=""/>
  <manifest:file-entry manifest:full-path="Object 15/accelerator/" manifest:media-type=""/>
  <manifest:file-entry manifest:full-path="Object 15/floater/" manifest:media-type=""/>
  <manifest:file-entry manifest:full-path="Object 15/popupmenu/" manifest:media-type=""/>
  <manifest:file-entry manifest:full-path="Object 15/content.xml" manifest:media-type="text/xml"/>
  <manifest:file-entry manifest:full-path="Object 15/progressbar/" manifest:media-type=""/>
  <manifest:file-entry manifest:full-path="Object 15/toolpanel/" manifest:media-type=""/>
  <manifest:file-entry manifest:full-path="Object 15/menubar/" manifest:media-type=""/>
  <manifest:file-entry manifest:full-path="Object 15/toolbar/" manifest:media-type=""/>
  <manifest:file-entry manifest:full-path="Object 15/images/Bitmaps/" manifest:media-type=""/>
  <manifest:file-entry manifest:full-path="Object 15/images/" manifest:media-type="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statusbar/" manifest:media-type=""/>
  <manifest:file-entry manifest:full-path="Object 16/accelerator/" manifest:media-type=""/>
  <manifest:file-entry manifest:full-path="Object 16/floater/" manifest:media-type=""/>
  <manifest:file-entry manifest:full-path="Object 16/popupmenu/" manifest:media-type=""/>
  <manifest:file-entry manifest:full-path="Object 16/content.xml" manifest:media-type="text/xml"/>
  <manifest:file-entry manifest:full-path="Object 16/progressbar/" manifest:media-type=""/>
  <manifest:file-entry manifest:full-path="Object 16/toolpanel/" manifest:media-type=""/>
  <manifest:file-entry manifest:full-path="Object 16/menubar/" manifest:media-type=""/>
  <manifest:file-entry manifest:full-path="Object 16/toolbar/" manifest:media-type=""/>
  <manifest:file-entry manifest:full-path="Object 16/images/Bitmaps/" manifest:media-type=""/>
  <manifest:file-entry manifest:full-path="Object 16/images/" manifest:media-type="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statusbar/" manifest:media-type=""/>
  <manifest:file-entry manifest:full-path="Object 17/accelerator/" manifest:media-type=""/>
  <manifest:file-entry manifest:full-path="Object 17/floater/" manifest:media-type=""/>
  <manifest:file-entry manifest:full-path="Object 17/popupmenu/" manifest:media-type=""/>
  <manifest:file-entry manifest:full-path="Object 17/content.xml" manifest:media-type="text/xml"/>
  <manifest:file-entry manifest:full-path="Object 17/progressbar/" manifest:media-type=""/>
  <manifest:file-entry manifest:full-path="Object 17/toolpanel/" manifest:media-type=""/>
  <manifest:file-entry manifest:full-path="Object 17/menubar/" manifest:media-type=""/>
  <manifest:file-entry manifest:full-path="Object 17/toolbar/" manifest:media-type=""/>
  <manifest:file-entry manifest:full-path="Object 17/images/Bitmaps/" manifest:media-type=""/>
  <manifest:file-entry manifest:full-path="Object 17/images/" manifest:media-type="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statusbar/" manifest:media-type=""/>
  <manifest:file-entry manifest:full-path="Object 18/accelerator/" manifest:media-type=""/>
  <manifest:file-entry manifest:full-path="Object 18/floater/" manifest:media-type=""/>
  <manifest:file-entry manifest:full-path="Object 18/popupmenu/" manifest:media-type=""/>
  <manifest:file-entry manifest:full-path="Object 18/content.xml" manifest:media-type="text/xml"/>
  <manifest:file-entry manifest:full-path="Object 18/progressbar/" manifest:media-type=""/>
  <manifest:file-entry manifest:full-path="Object 18/toolpanel/" manifest:media-type=""/>
  <manifest:file-entry manifest:full-path="Object 18/menubar/" manifest:media-type=""/>
  <manifest:file-entry manifest:full-path="Object 18/toolbar/" manifest:media-type=""/>
  <manifest:file-entry manifest:full-path="Object 18/images/Bitmaps/" manifest:media-type=""/>
  <manifest:file-entry manifest:full-path="Object 18/images/" manifest:media-type="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statusbar/" manifest:media-type=""/>
  <manifest:file-entry manifest:full-path="Object 23/Configurations2/accelerator/current.xml" manifest:media-type=""/>
  <manifest:file-entry manifest:full-path="Object 23/Configurations2/accelerator/" manifest:media-type=""/>
  <manifest:file-entry manifest:full-path="Object 23/Configurations2/floater/" manifest:media-type=""/>
  <manifest:file-entry manifest:full-path="Object 23/Configurations2/popupmenu/" manifest:media-type=""/>
  <manifest:file-entry manifest:full-path="Object 23/Configurations2/progressbar/" manifest:media-type=""/>
  <manifest:file-entry manifest:full-path="Object 23/Configurations2/toolpanel/" manifest:media-type=""/>
  <manifest:file-entry manifest:full-path="Object 23/Configurations2/menubar/" manifest:media-type=""/>
  <manifest:file-entry manifest:full-path="Object 23/Configurations2/toolbar/" manifest:media-type=""/>
  <manifest:file-entry manifest:full-path="Object 23/Configurations2/images/Bitmaps/" manifest:media-type=""/>
  <manifest:file-entry manifest:full-path="Object 23/Configurations2/images/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statusbar/" manifest:media-type=""/>
  <manifest:file-entry manifest:full-path="Object 24/Configurations2/accelerator/current.xml" manifest:media-type=""/>
  <manifest:file-entry manifest:full-path="Object 24/Configurations2/accelerator/" manifest:media-type=""/>
  <manifest:file-entry manifest:full-path="Object 24/Configurations2/floater/" manifest:media-type=""/>
  <manifest:file-entry manifest:full-path="Object 24/Configurations2/popupmenu/" manifest:media-type=""/>
  <manifest:file-entry manifest:full-path="Object 24/Configurations2/progressbar/" manifest:media-type=""/>
  <manifest:file-entry manifest:full-path="Object 24/Configurations2/toolpanel/" manifest:media-type=""/>
  <manifest:file-entry manifest:full-path="Object 24/Configurations2/menubar/" manifest:media-type=""/>
  <manifest:file-entry manifest:full-path="Object 24/Configurations2/toolbar/" manifest:media-type=""/>
  <manifest:file-entry manifest:full-path="Object 24/Configurations2/images/Bitmaps/" manifest:media-type=""/>
  <manifest:file-entry manifest:full-path="Object 24/Configurations2/images/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statusbar/" manifest:media-type=""/>
  <manifest:file-entry manifest:full-path="Object 25/Configurations2/accelerator/current.xml" manifest:media-type=""/>
  <manifest:file-entry manifest:full-path="Object 25/Configurations2/accelerator/" manifest:media-type=""/>
  <manifest:file-entry manifest:full-path="Object 25/Configurations2/floater/" manifest:media-type=""/>
  <manifest:file-entry manifest:full-path="Object 25/Configurations2/popupmenu/" manifest:media-type=""/>
  <manifest:file-entry manifest:full-path="Object 25/Configurations2/progressbar/" manifest:media-type=""/>
  <manifest:file-entry manifest:full-path="Object 25/Configurations2/toolpanel/" manifest:media-type=""/>
  <manifest:file-entry manifest:full-path="Object 25/Configurations2/menubar/" manifest:media-type=""/>
  <manifest:file-entry manifest:full-path="Object 25/Configurations2/toolbar/" manifest:media-type=""/>
  <manifest:file-entry manifest:full-path="Object 25/Configurations2/images/Bitmaps/" manifest:media-type=""/>
  <manifest:file-entry manifest:full-path="Object 25/Configurations2/images/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statusbar/" manifest:media-type=""/>
  <manifest:file-entry manifest:full-path="Object 26/Configurations2/accelerator/current.xml" manifest:media-type=""/>
  <manifest:file-entry manifest:full-path="Object 26/Configurations2/accelerator/" manifest:media-type=""/>
  <manifest:file-entry manifest:full-path="Object 26/Configurations2/floater/" manifest:media-type=""/>
  <manifest:file-entry manifest:full-path="Object 26/Configurations2/popupmenu/" manifest:media-type=""/>
  <manifest:file-entry manifest:full-path="Object 26/Configurations2/progressbar/" manifest:media-type=""/>
  <manifest:file-entry manifest:full-path="Object 26/Configurations2/toolpanel/" manifest:media-type=""/>
  <manifest:file-entry manifest:full-path="Object 26/Configurations2/menubar/" manifest:media-type=""/>
  <manifest:file-entry manifest:full-path="Object 26/Configurations2/toolbar/" manifest:media-type=""/>
  <manifest:file-entry manifest:full-path="Object 26/Configurations2/images/Bitmaps/" manifest:media-type=""/>
  <manifest:file-entry manifest:full-path="Object 26/Configurations2/images/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statusbar/" manifest:media-type=""/>
  <manifest:file-entry manifest:full-path="Object 27/Configurations2/accelerator/current.xml" manifest:media-type=""/>
  <manifest:file-entry manifest:full-path="Object 27/Configurations2/accelerator/" manifest:media-type=""/>
  <manifest:file-entry manifest:full-path="Object 27/Configurations2/floater/" manifest:media-type=""/>
  <manifest:file-entry manifest:full-path="Object 27/Configurations2/popupmenu/" manifest:media-type=""/>
  <manifest:file-entry manifest:full-path="Object 27/Configurations2/progressbar/" manifest:media-type=""/>
  <manifest:file-entry manifest:full-path="Object 27/Configurations2/toolpanel/" manifest:media-type=""/>
  <manifest:file-entry manifest:full-path="Object 27/Configurations2/menubar/" manifest:media-type=""/>
  <manifest:file-entry manifest:full-path="Object 27/Configurations2/toolbar/" manifest:media-type=""/>
  <manifest:file-entry manifest:full-path="Object 27/Configurations2/images/Bitmaps/" manifest:media-type=""/>
  <manifest:file-entry manifest:full-path="Object 27/Configurations2/images/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statusbar/" manifest:media-type=""/>
  <manifest:file-entry manifest:full-path="Object 28/Configurations2/accelerator/current.xml" manifest:media-type=""/>
  <manifest:file-entry manifest:full-path="Object 28/Configurations2/accelerator/" manifest:media-type=""/>
  <manifest:file-entry manifest:full-path="Object 28/Configurations2/floater/" manifest:media-type=""/>
  <manifest:file-entry manifest:full-path="Object 28/Configurations2/popupmenu/" manifest:media-type=""/>
  <manifest:file-entry manifest:full-path="Object 28/Configurations2/progressbar/" manifest:media-type=""/>
  <manifest:file-entry manifest:full-path="Object 28/Configurations2/toolpanel/" manifest:media-type=""/>
  <manifest:file-entry manifest:full-path="Object 28/Configurations2/menubar/" manifest:media-type=""/>
  <manifest:file-entry manifest:full-path="Object 28/Configurations2/toolbar/" manifest:media-type=""/>
  <manifest:file-entry manifest:full-path="Object 28/Configurations2/images/Bitmaps/" manifest:media-type=""/>
  <manifest:file-entry manifest:full-path="Object 28/Configurations2/images/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statusbar/" manifest:media-type=""/>
  <manifest:file-entry manifest:full-path="Object 29/Configurations2/accelerator/current.xml" manifest:media-type=""/>
  <manifest:file-entry manifest:full-path="Object 29/Configurations2/accelerator/" manifest:media-type=""/>
  <manifest:file-entry manifest:full-path="Object 29/Configurations2/floater/" manifest:media-type=""/>
  <manifest:file-entry manifest:full-path="Object 29/Configurations2/popupmenu/" manifest:media-type=""/>
  <manifest:file-entry manifest:full-path="Object 29/Configurations2/progressbar/" manifest:media-type=""/>
  <manifest:file-entry manifest:full-path="Object 29/Configurations2/toolpanel/" manifest:media-type=""/>
  <manifest:file-entry manifest:full-path="Object 29/Configurations2/menubar/" manifest:media-type=""/>
  <manifest:file-entry manifest:full-path="Object 29/Configurations2/toolbar/" manifest:media-type=""/>
  <manifest:file-entry manifest:full-path="Object 29/Configurations2/images/Bitmaps/" manifest:media-type=""/>
  <manifest:file-entry manifest:full-path="Object 29/Configurations2/images/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statusbar/" manifest:media-type=""/>
  <manifest:file-entry manifest:full-path="Object 1/floater/" manifest:media-type=""/>
  <manifest:file-entry manifest:full-path="Object 1/popupmenu/" manifest:media-type=""/>
  <manifest:file-entry manifest:full-path="Object 1/content.xml" manifest:media-type="text/xml"/>
  <manifest:file-entry manifest:full-path="Object 1/progressbar/" manifest:media-type=""/>
  <manifest:file-entry manifest:full-path="Object 1/toolpanel/" manifest:media-type=""/>
  <manifest:file-entry manifest:full-path="Object 1/menubar/" manifest:media-type=""/>
  <manifest:file-entry manifest:full-path="Object 1/toolbar/" manifest:media-type="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statusbar/" manifest:media-type=""/>
  <manifest:file-entry manifest:full-path="Object 2/floater/" manifest:media-type=""/>
  <manifest:file-entry manifest:full-path="Object 2/popupmenu/" manifest:media-type=""/>
  <manifest:file-entry manifest:full-path="Object 2/content.xml" manifest:media-type="text/xml"/>
  <manifest:file-entry manifest:full-path="Object 2/progressbar/" manifest:media-type=""/>
  <manifest:file-entry manifest:full-path="Object 2/toolpanel/" manifest:media-type=""/>
  <manifest:file-entry manifest:full-path="Object 2/menubar/" manifest:media-type=""/>
  <manifest:file-entry manifest:full-path="Object 2/toolbar/" manifest:media-type="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statusbar/" manifest:media-type=""/>
  <manifest:file-entry manifest:full-path="Object 3/floater/" manifest:media-type=""/>
  <manifest:file-entry manifest:full-path="Object 3/popupmenu/" manifest:media-type=""/>
  <manifest:file-entry manifest:full-path="Object 3/content.xml" manifest:media-type="text/xml"/>
  <manifest:file-entry manifest:full-path="Object 3/progressbar/" manifest:media-type=""/>
  <manifest:file-entry manifest:full-path="Object 3/toolpanel/" manifest:media-type=""/>
  <manifest:file-entry manifest:full-path="Object 3/menubar/" manifest:media-type=""/>
  <manifest:file-entry manifest:full-path="Object 3/toolbar/" manifest:media-type="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statusbar/" manifest:media-type=""/>
  <manifest:file-entry manifest:full-path="Object 4/floater/" manifest:media-type=""/>
  <manifest:file-entry manifest:full-path="Object 4/popupmenu/" manifest:media-type=""/>
  <manifest:file-entry manifest:full-path="Object 4/content.xml" manifest:media-type="text/xml"/>
  <manifest:file-entry manifest:full-path="Object 4/progressbar/" manifest:media-type=""/>
  <manifest:file-entry manifest:full-path="Object 4/toolpanel/" manifest:media-type=""/>
  <manifest:file-entry manifest:full-path="Object 4/menubar/" manifest:media-type=""/>
  <manifest:file-entry manifest:full-path="Object 4/toolbar/" manifest:media-type="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statusbar/" manifest:media-type=""/>
  <manifest:file-entry manifest:full-path="Object 5/accelerator/" manifest:media-type=""/>
  <manifest:file-entry manifest:full-path="Object 5/floater/" manifest:media-type=""/>
  <manifest:file-entry manifest:full-path="Object 5/popupmenu/" manifest:media-type=""/>
  <manifest:file-entry manifest:full-path="Object 5/content.xml" manifest:media-type="text/xml"/>
  <manifest:file-entry manifest:full-path="Object 5/progressbar/" manifest:media-type=""/>
  <manifest:file-entry manifest:full-path="Object 5/toolpanel/" manifest:media-type=""/>
  <manifest:file-entry manifest:full-path="Object 5/menubar/" manifest:media-type=""/>
  <manifest:file-entry manifest:full-path="Object 5/toolbar/" manifest:media-type=""/>
  <manifest:file-entry manifest:full-path="Object 5/images/Bitmaps/" manifest:media-type=""/>
  <manifest:file-entry manifest:full-path="Object 5/images/" manifest:media-type="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statusbar/" manifest:media-type=""/>
  <manifest:file-entry manifest:full-path="Object 6/accelerator/" manifest:media-type=""/>
  <manifest:file-entry manifest:full-path="Object 6/floater/" manifest:media-type=""/>
  <manifest:file-entry manifest:full-path="Object 6/popupmenu/" manifest:media-type=""/>
  <manifest:file-entry manifest:full-path="Object 6/content.xml" manifest:media-type="text/xml"/>
  <manifest:file-entry manifest:full-path="Object 6/progressbar/" manifest:media-type=""/>
  <manifest:file-entry manifest:full-path="Object 6/toolpanel/" manifest:media-type=""/>
  <manifest:file-entry manifest:full-path="Object 6/menubar/" manifest:media-type=""/>
  <manifest:file-entry manifest:full-path="Object 6/toolbar/" manifest:media-type=""/>
  <manifest:file-entry manifest:full-path="Object 6/images/Bitmaps/" manifest:media-type=""/>
  <manifest:file-entry manifest:full-path="Object 6/images/" manifest:media-type="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statusbar/" manifest:media-type=""/>
  <manifest:file-entry manifest:full-path="Object 7/accelerator/" manifest:media-type=""/>
  <manifest:file-entry manifest:full-path="Object 7/floater/" manifest:media-type=""/>
  <manifest:file-entry manifest:full-path="Object 7/popupmenu/" manifest:media-type=""/>
  <manifest:file-entry manifest:full-path="Object 7/content.xml" manifest:media-type="text/xml"/>
  <manifest:file-entry manifest:full-path="Object 7/progressbar/" manifest:media-type=""/>
  <manifest:file-entry manifest:full-path="Object 7/toolpanel/" manifest:media-type=""/>
  <manifest:file-entry manifest:full-path="Object 7/menubar/" manifest:media-type=""/>
  <manifest:file-entry manifest:full-path="Object 7/toolbar/" manifest:media-type=""/>
  <manifest:file-entry manifest:full-path="Object 7/images/Bitmaps/" manifest:media-type=""/>
  <manifest:file-entry manifest:full-path="Object 7/images/" manifest:media-type="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statusbar/" manifest:media-type=""/>
  <manifest:file-entry manifest:full-path="Object 8/accelerator/" manifest:media-type=""/>
  <manifest:file-entry manifest:full-path="Object 8/floater/" manifest:media-type=""/>
  <manifest:file-entry manifest:full-path="Object 8/popupmenu/" manifest:media-type=""/>
  <manifest:file-entry manifest:full-path="Object 8/content.xml" manifest:media-type="text/xml"/>
  <manifest:file-entry manifest:full-path="Object 8/progressbar/" manifest:media-type=""/>
  <manifest:file-entry manifest:full-path="Object 8/toolpanel/" manifest:media-type=""/>
  <manifest:file-entry manifest:full-path="Object 8/menubar/" manifest:media-type=""/>
  <manifest:file-entry manifest:full-path="Object 8/toolbar/" manifest:media-type=""/>
  <manifest:file-entry manifest:full-path="Object 8/images/Bitmaps/" manifest:media-type=""/>
  <manifest:file-entry manifest:full-path="Object 8/images/" manifest:media-type="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statusbar/" manifest:media-type=""/>
  <manifest:file-entry manifest:full-path="Object 9/accelerator/" manifest:media-type=""/>
  <manifest:file-entry manifest:full-path="Object 9/floater/" manifest:media-type=""/>
  <manifest:file-entry manifest:full-path="Object 9/popupmenu/" manifest:media-type=""/>
  <manifest:file-entry manifest:full-path="Object 9/content.xml" manifest:media-type="text/xml"/>
  <manifest:file-entry manifest:full-path="Object 9/progressbar/" manifest:media-type=""/>
  <manifest:file-entry manifest:full-path="Object 9/toolpanel/" manifest:media-type=""/>
  <manifest:file-entry manifest:full-path="Object 9/menubar/" manifest:media-type=""/>
  <manifest:file-entry manifest:full-path="Object 9/toolbar/" manifest:media-type=""/>
  <manifest:file-entry manifest:full-path="Object 9/images/Bitmaps/" manifest:media-type=""/>
  <manifest:file-entry manifest:full-path="Object 9/images/" manifest:media-type="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Configurations2/statusbar/" manifest:media-type=""/>
  <manifest:file-entry manifest:full-path="Object 30/Configurations2/accelerator/current.xml" manifest:media-type=""/>
  <manifest:file-entry manifest:full-path="Object 30/Configurations2/accelerator/" manifest:media-type=""/>
  <manifest:file-entry manifest:full-path="Object 30/Configurations2/floater/" manifest:media-type=""/>
  <manifest:file-entry manifest:full-path="Object 30/Configurations2/popupmenu/" manifest:media-type=""/>
  <manifest:file-entry manifest:full-path="Object 30/Configurations2/progressbar/" manifest:media-type=""/>
  <manifest:file-entry manifest:full-path="Object 30/Configurations2/toolpanel/" manifest:media-type=""/>
  <manifest:file-entry manifest:full-path="Object 30/Configurations2/menubar/" manifest:media-type=""/>
  <manifest:file-entry manifest:full-path="Object 30/Configurations2/toolbar/" manifest:media-type=""/>
  <manifest:file-entry manifest:full-path="Object 30/Configurations2/images/Bitmaps/" manifest:media-type=""/>
  <manifest:file-entry manifest:full-path="Object 30/Configurations2/images/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9cm" fo:min-width="1.6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8cm" fo:min-width="0cm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draw:marker-end="Arrow" draw:marker-end-width="0.152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marker-end="Arrow" draw:marker-end-width="0.051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2cm" fo:min-width="2.7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8pt" fo:font-weight="bold" style:font-size-asian="8pt" style:font-weight-asian="bold" style:font-family-complex="'XB Tabriz'" style:font-pitch-complex="variable" style:font-size-complex="8pt" style:font-weight-complex="bold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3" style:family="text">
      <style:text-properties fo:font-family="'XB Tabriz'" style:font-pitch="variable" fo:font-size="8pt" fo:font-weight="normal" style:font-size-asian="8pt" style:font-weight-asian="normal" style:font-family-complex="'XB Tabriz'" style:font-pitch-complex="variable" style:font-size-complex="8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67cm" svg:height="0.374cm" svg:x="1.546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1.384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688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695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346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019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87cm" svg:y="0.587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g>
          <draw:custom-shape draw:style-name="gr1" draw:text-style-name="P1" draw:layer="layout" svg:width="0.368cm" svg:height="0.373cm" svg:x="1.549cm" svg:y="1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1.388cm" svg:y="1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4cm" svg:x="1.692cm" svg:y="1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698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35cm" svg:y="1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022cm" svg:y="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9cm" svg:y="1.47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custom-shape draw:style-name="gr1" draw:text-style-name="P1" draw:layer="layout" svg:width="0.367cm" svg:height="0.374cm" svg:x="2.441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279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83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59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41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914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481cm" svg:y="0.587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custom-shape draw:style-name="gr1" draw:text-style-name="P1" draw:layer="layout" svg:width="0.367cm" svg:height="0.374cm" svg:x="0.662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0.5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04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0.811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62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134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0.702cm" svg:y="0.594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custom-shape draw:style-name="gr5" draw:text-style-name="P1" draw:layer="layout" svg:width="0.388cm" svg:height="0.132cm" svg:x="1.974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1.086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1.665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328cm" svg:y="1.913cm"/>
          <draw:g>
            <draw:custom-shape draw:style-name="gr1" draw:text-style-name="P1" draw:layer="layout" svg:width="0.367cm" svg:height="0.374cm" svg:x="1.563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1.401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05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1.712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3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036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4cm" svg:y="3.266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59cm" svg:y="2.3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6cm" svg:height="0.686cm" svg:x="1.397cm" svg:y="2.1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1.702cm" svg:y="2.1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08cm" svg:y="2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cm" svg:y="2.4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32cm" svg:y="2.4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cm" svg:y="2.377cm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66cm" svg:y="4.0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1.405cm" svg:y="3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4cm" svg:x="1.709cm" svg:y="3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15cm" svg:y="4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7cm" svg:y="4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39cm" svg:y="4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7cm" svg:y="4.152cm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draw:g>
          <draw:g>
            <draw:custom-shape draw:style-name="gr1" draw:text-style-name="P1" draw:layer="layout" svg:width="0.367cm" svg:height="0.374cm" svg:x="2.458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2.296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6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607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258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931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9cm" svg:height="0.232cm" svg:x="2.498cm" svg:y="3.266cm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draw:g>
          <draw:g>
            <draw:custom-shape draw:style-name="gr1" draw:text-style-name="P1" draw:layer="layout" svg:width="0.367cm" svg:height="0.374cm" svg:x="0.679cm" svg:y="3.2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0.517cm" svg:y="3.0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0.821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4cm" svg:x="0.828cm" svg:y="3.6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0.479cm" svg:y="3.3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151cm" svg:y="3.3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0.719cm" svg:y="3.273cm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draw:g>
          <draw:custom-shape draw:style-name="gr5" draw:text-style-name="P1" draw:layer="layout" svg:width="0.388cm" svg:height="0.132cm" svg:x="1.991cm" svg:y="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svg:x="1.103cm" svg:y="3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6) translate (1.675cm 3.1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6) translate (1.682cm 4.0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367cm" svg:height="0.374cm" svg:x="4.224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062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66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373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24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697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65cm" svg:y="0.587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custom-shape draw:style-name="gr1" draw:text-style-name="P1" draw:layer="layout" svg:width="0.368cm" svg:height="0.373cm" svg:x="4.227cm" svg:y="1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4.066cm" svg:y="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4cm" svg:x="4.37cm" svg:y="1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497cm" svg:y="2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4.028cm" svg:y="1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4.7cm" svg:y="1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68cm" svg:height="0.232cm" svg:x="4.268cm" svg:y="1.47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custom-shape draw:style-name="gr1" draw:text-style-name="P1" draw:layer="layout" svg:width="0.367cm" svg:height="0.374cm" svg:x="5.119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57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1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68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19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2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59cm" svg:y="0.587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custom-shape draw:style-name="gr1" draw:text-style-name="P1" draw:layer="layout" svg:width="0.367cm" svg:height="0.374cm" svg:x="3.34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3.178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482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3.489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4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812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8cm" svg:y="0.594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custom-shape draw:style-name="gr5" draw:text-style-name="P1" draw:layer="layout" svg:width="0.388cm" svg:height="0.132cm" svg:x="4.652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3.764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4.343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4.241cm" svg:y="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079cm" svg:y="3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83cm" svg:y="3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39cm" svg:y="3.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41cm" svg:y="3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714cm" svg:y="3.3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82cm" svg:y="3.266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>
          <draw:custom-shape draw:style-name="gr1" draw:text-style-name="P1" draw:layer="layout" svg:width="0.368cm" svg:height="0.373cm" svg:x="4.237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6cm" svg:height="0.686cm" svg:x="4.075cm" svg:y="2.1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38cm" svg:y="2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86cm" svg:y="2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38cm" svg:y="2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71cm" svg:y="2.4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78cm" svg:y="2.377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custom-shape draw:style-name="gr1" draw:text-style-name="P1" draw:layer="layout" svg:width="0.368cm" svg:height="0.373cm" svg:x="4.244cm" svg:y="4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4.083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4.393cm" svg:y="4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4.045cm" svg:y="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4.717cm" svg:y="4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68cm" svg:height="0.232cm" svg:x="4.285cm" svg:y="4.15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g>
          <draw:custom-shape draw:style-name="gr1" draw:text-style-name="P1" draw:layer="layout" svg:width="0.367cm" svg:height="0.374cm" svg:x="5.136cm" svg:y="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74cm" svg:y="3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78cm" svg:y="3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85cm" svg:y="3.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36cm" svg:y="3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609cm" svg:y="3.3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76cm" svg:y="3.266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draw:g>
        <draw:g>
          <draw:custom-shape draw:style-name="gr1" draw:text-style-name="P1" draw:layer="layout" svg:width="0.367cm" svg:height="0.374cm" svg:x="3.357cm" svg:y="3.2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3.195cm" svg:y="3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499cm" svg:y="3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3.506cm" svg:y="3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57cm" svg:y="3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829cm" svg:y="3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97cm" svg:y="3.273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custom-shape draw:style-name="gr5" draw:text-style-name="P1" draw:layer="layout" svg:width="0.388cm" svg:height="0.132cm" svg:x="4.669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3.781cm" svg:y="3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4.353cm 3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0.387cm" svg:height="0.131cm" draw:transform="rotate (1.5707963267946) translate (4.36cm 4.0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3.351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189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493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5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51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824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92cm" svg:y="1.482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draw:g>
        <draw:g>
          <draw:custom-shape draw:style-name="gr1" draw:text-style-name="P1" draw:layer="layout" svg:width="0.368cm" svg:height="0.373cm" svg:x="2.449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6cm" svg:height="0.686cm" svg:x="2.287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592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98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922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9cm" svg:y="2.38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custom-shape draw:style-name="gr1" draw:text-style-name="P1" draw:layer="layout" svg:width="0.368cm" svg:height="0.373cm" svg:x="3.354cm" svg:y="2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3.193cm" svg:y="2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503cm" svg:y="2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155cm" svg:y="2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827cm" svg:y="2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99cm" svg:height="0.232cm" svg:x="3.395cm" svg:y="2.387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g>
          <draw:custom-shape draw:style-name="gr1" draw:text-style-name="P1" draw:layer="layout" svg:width="0.367cm" svg:height="0.374cm" svg:x="5.125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7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74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25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8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1.482cm"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draw:g>
        <draw:g>
          <draw:custom-shape draw:style-name="gr1" draw:text-style-name="P1" draw:layer="layout" svg:width="0.367cm" svg:height="0.374cm" svg:x="2.447cm" svg:y="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2.285cm" svg:y="1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89cm" svg:y="1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2.596cm" svg:y="1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47cm" svg:y="1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919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87cm" svg:y="1.479cm"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custom-shape draw:style-name="gr5" draw:text-style-name="P1" draw:layer="layout" svg:width="0.387cm" svg:height="0.131cm" svg:x="1.982cm" svg:y="1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2.565cm 1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7cm" svg:y="1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69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79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8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991cm" svg:y="2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3.461cm 1.3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4.35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3.471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2.573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2.563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3.471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6cm" svg:y="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cm" svg:y="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3.368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206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5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517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68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841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3.408cm" svg:y="4.137cm"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draw:g>
        <draw:g>
          <draw:custom-shape draw:style-name="gr1" draw:text-style-name="P1" draw:layer="layout" svg:width="0.367cm" svg:height="0.374cm" svg:x="5.125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7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74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8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2.38cm"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custom-shape draw:style-name="gr1" draw:text-style-name="P1" draw:layer="layout" svg:width="0.367cm" svg:height="0.374cm" svg:x="5.145cm" svg:y="4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83cm" svg:y="3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87cm" svg:y="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94cm" svg:y="4.5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45cm" svg:y="4.2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618cm" svg:y="4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85cm" svg:y="4.157cm"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draw:g>
        <draw:g>
          <draw:custom-shape draw:style-name="gr1" draw:text-style-name="P1" draw:layer="layout" svg:width="0.367cm" svg:height="0.374cm" svg:x="2.469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307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61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618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69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942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509cm" svg:y="4.137cm"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custom-shape draw:style-name="gr1" draw:text-style-name="P1" draw:layer="layout" svg:width="0.367cm" svg:height="0.374cm" svg:x="0.692cm" svg:y="4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3cm" svg:y="3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34cm" svg:y="3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41cm" svg:y="4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92cm" svg:y="4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65cm" svg:y="4.2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32cm" svg:y="4.147cm"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draw:g>
        <draw:g>
          <draw:custom-shape draw:style-name="gr1" draw:text-style-name="P1" draw:layer="layout" svg:width="0.367cm" svg:height="0.374cm" svg:x="0.682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2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24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31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82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55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22cm" svg:y="2.38cm"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draw:g>
        <draw:g>
          <draw:custom-shape draw:style-name="gr1" draw:text-style-name="P1" draw:layer="layout" svg:width="0.367cm" svg:height="0.374cm" svg:x="0.672cm" svg:y="1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1cm" svg:y="1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14cm" svg:y="1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21cm" svg:y="1.9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72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45cm" svg:y="1.5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12cm" svg:y="1.481cm"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custom-shape draw:style-name="gr5" draw:text-style-name="P1" draw:layer="layout" svg:width="0.387cm" svg:height="0.131cm" draw:transform="rotate (1.5707963267946) translate (5.242cm 1.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5.242cm 2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5.252cm 3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5.263cm 4.0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0.8cm 4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0.8cm 3.1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0.79cm 2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0.8cm 1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62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78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97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107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01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0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93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3.483cm 4.0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2.578cm 4.0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1.661cm 2.2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xml:id="id3" draw:id="id3" draw:layer="layout" svg:width="2.187cm" svg:height="2.921cm" svg:x="6.228cm" svg:y="0.847cm">
          <draw:text-box>
            <text:p text:style-name="P2"><text:span text:style-name="T1">منفی المونیم ایٹم</text:span><text:span text:style-name="T2"> اور </text:span><text:span text:style-name="T1">آزاد مثبت <text:s/>خول پ</text:span><text:span text:style-name="T3">یدا ہونے کا عمل۔تیر </text:span><text:span text:style-name="T1">خول</text:span></text:p>
            <text:p text:style-name="P2"><text:span text:style-name="T3">کی حرکت دکھلا</text:span><text:span text:style-name="T3"> </text:span></text:p>
            <text:p text:style-name="P2"><text:span text:style-name="T3">رہا ہے</text:span></text:p>
          </draw:text-box>
        </draw:frame>
        <draw:frame draw:style-name="gr7" draw:text-style-name="P3" xml:id="id1" draw:id="id1" draw:layer="layout" svg:width="1.37cm" svg:height="0.696cm" svg:x="5.89cm" svg:y="4.711cm">
          <draw:text-box>
            <text:p text:style-name="P2"><text:span text:style-name="T2">آزاد </text:span><text:span text:style-name="T1">خول</text:span></text:p>
          </draw:text-box>
        </draw:frame>
        <draw:connector draw:style-name="gr8" draw:text-style-name="P1" draw:layer="layout" draw:type="curve" draw:line-skew="-0.347cm" svg:x1="5.89cm" svg:y1="5.059cm" svg:x2="4.472cm" svg:y2="3.974cm" draw:start-shape="id1" draw:start-glue-point="3" draw:end-shape="id2" draw:end-glue-point="7" svg:d="m5890 5059c-1377 0-668-1085-1418-1085">
          <text:p/>
        </draw:connector>
        <draw:line draw:style-name="gr9" draw:text-style-name="P1" xml:id="id4" draw:id="id4" draw:layer="layout" svg:x1="3.6cm" svg:y1="2.122cm" svg:x2="4.408cm" svg:y2="1.98cm">
          <draw:glue-point draw:id="4" svg:x="-1.081cm" svg:y="0.94cm"/>
          <text:p/>
        </draw:line>
        <draw:connector draw:style-name="gr10" draw:text-style-name="P1" draw:layer="layout" draw:type="curve" draw:line-skew="0.316cm" svg:x1="6.228cm" svg:y1="2.307cm" svg:x2="3.917cm" svg:y2="2.064cm" draw:start-shape="id3" draw:start-glue-point="3" draw:end-shape="id4" draw:end-glue-point="4" svg:d="m6228 2307c-891 0-742 158-1097 307s-1214 288-1214-550">
          <text:p/>
        </draw:connector>
        <draw:custom-shape draw:style-name="gr2" draw:text-style-name="P1" draw:layer="layout" svg:width="2.742cm" svg:height="1.333cm" svg:x="0.985cm" svg:y="5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xml:id="id6" draw:id="id6" draw:layer="layout" svg:width="3.232cm" svg:height="1.673cm" svg:x="0.909cm" svg:y="5.195cm">
          <draw:text-box>
            <text:p><text:span text:style-name="T4">+ + + + + + + </text:span></text:p>
            <text:p><text:span text:style-name="T4">+ + + + + + +</text:span></text:p>
            <text:p><text:span text:style-name="T4">+ + + + + + +</text:span></text:p>
          </draw:text-box>
          <draw:glue-point draw:id="4" svg:x="3.121cm" svg:y="-0.496cm"/>
        </draw:frame>
        <draw:frame draw:style-name="gr12" draw:text-style-name="P3" draw:layer="layout" svg:width="3.643cm" svg:height="0.696cm" svg:x="0.682cm" svg:y="6.643cm">
          <draw:text-box>
            <text:p text:style-name="P2"><text:span text:style-name="T2">مثبت نیم موصل مواد کی علامت</text:span></text:p>
          </draw:text-box>
        </draw:frame>
        <draw:frame draw:style-name="gr12" draw:text-style-name="P3" xml:id="id5" draw:id="id5" draw:layer="layout" svg:width="1.437cm" svg:height="0.696cm" svg:x="4.372cm" svg:y="5.272cm">
          <draw:text-box>
            <text:p text:style-name="P2"><text:span text:style-name="T2">آزاد خول</text:span><text:span text:style-name="T2"> </text:span></text:p>
          </draw:text-box>
        </draw:frame>
        <draw:connector draw:style-name="gr8" draw:text-style-name="P1" draw:layer="layout" draw:type="curve" draw:line-skew="-1.013cm -2.16cm" svg:x1="5.09cm" svg:y1="5.968cm" svg:x2="3.533cm" svg:y2="5.949cm" draw:start-shape="id5" draw:start-glue-point="2" draw:end-shape="id6" draw:end-glue-point="4" svg:d="m5090 5968c0 580-471 483-629 334s-4-353-928-3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i mathvariant="italic">Si</mi>
    <annotation encoding="StarMath 5.0">Si</annotation>
  </semantics>
</math>
</file>

<file path=Object 10/content.xml><?xml version="1.0" encoding="utf-8"?>
<math xmlns="http://www.w3.org/1998/Math/MathML">
  <semantics>
    <mi mathvariant="italic">Si</mi>
    <annotation encoding="StarMath 5.0">Si</annotation>
  </semantics>
</math>
</file>

<file path=Object 11/content.xml><?xml version="1.0" encoding="utf-8"?>
<math xmlns="http://www.w3.org/1998/Math/MathML">
  <semantics>
    <mi mathvariant="italic">Si</mi>
    <annotation encoding="StarMath 5.0">Si</annotation>
  </semantics>
</math>
</file>

<file path=Object 12/content.xml><?xml version="1.0" encoding="utf-8"?>
<math xmlns="http://www.w3.org/1998/Math/MathML">
  <semantics>
    <mi mathvariant="italic">Si</mi>
    <annotation encoding="StarMath 5.0">Si</annotation>
  </semantics>
</math>
</file>

<file path=Object 13/content.xml><?xml version="1.0" encoding="utf-8"?>
<math xmlns="http://www.w3.org/1998/Math/MathML">
  <semantics>
    <mi mathvariant="italic">Si</mi>
    <annotation encoding="StarMath 5.0">Si</annotation>
  </semantics>
</math>
</file>

<file path=Object 14/content.xml><?xml version="1.0" encoding="utf-8"?>
<math xmlns="http://www.w3.org/1998/Math/MathML">
  <semantics>
    <mi mathvariant="italic">Si</mi>
    <annotation encoding="StarMath 5.0">Si</annotation>
  </semantics>
</math>
</file>

<file path=Object 15/content.xml><?xml version="1.0" encoding="utf-8"?>
<math xmlns="http://www.w3.org/1998/Math/MathML">
  <semantics>
    <mi mathvariant="italic">Si</mi>
    <annotation encoding="StarMath 5.0">Si</annotation>
  </semantics>
</math>
</file>

<file path=Object 16/content.xml><?xml version="1.0" encoding="utf-8"?>
<math xmlns="http://www.w3.org/1998/Math/MathML">
  <semantics>
    <mi mathvariant="italic">Si</mi>
    <annotation encoding="StarMath 5.0">Si</annotation>
  </semantics>
</math>
</file>

<file path=Object 17/content.xml><?xml version="1.0" encoding="utf-8"?>
<math xmlns="http://www.w3.org/1998/Math/MathML">
  <semantics>
    <mi mathvariant="italic">Si</mi>
    <annotation encoding="StarMath 5.0">Si</annotation>
  </semantics>
</math>
</file>

<file path=Object 18/content.xml><?xml version="1.0" encoding="utf-8"?>
<math xmlns="http://www.w3.org/1998/Math/MathML">
  <semantics>
    <mi mathvariant="italic">Si</mi>
    <annotation encoding="StarMath 5.0">Si</annotation>
  </semantics>
</math>
</file>

<file path=Object 19/content.xml><?xml version="1.0" encoding="utf-8"?>
<math xmlns="http://www.w3.org/1998/Math/MathML">
  <semantics>
    <mi mathvariant="italic">Si</mi>
    <annotation encoding="StarMath 5.0">Si</annotation>
  </semantics>
</math>
</file>

<file path=Object 2/content.xml><?xml version="1.0" encoding="utf-8"?>
<math xmlns="http://www.w3.org/1998/Math/MathML">
  <semantics>
    <mi mathvariant="italic">Si</mi>
    <annotation encoding="StarMath 5.0">Si</annotation>
  </semantics>
</math>
</file>

<file path=Object 20/content.xml><?xml version="1.0" encoding="utf-8"?>
<math xmlns="http://www.w3.org/1998/Math/MathML">
  <semantics>
    <mi mathvariant="italic">Si</mi>
    <annotation encoding="StarMath 5.0">Si</annotation>
  </semantics>
</math>
</file>

<file path=Object 21/content.xml><?xml version="1.0" encoding="utf-8"?>
<math xmlns="http://www.w3.org/1998/Math/MathML">
  <semantics>
    <mi mathvariant="italic">Al</mi>
    <annotation encoding="StarMath 5.0">Al</annotation>
  </semantics>
</math>
</file>

<file path=Object 22/content.xml><?xml version="1.0" encoding="utf-8"?>
<math xmlns="http://www.w3.org/1998/Math/MathML">
  <semantics>
    <mi mathvariant="italic">Si</mi>
    <annotation encoding="StarMath 5.0">Si</annotation>
  </semantics>
</math>
</file>

<file path=Object 23/content.xml><?xml version="1.0" encoding="utf-8"?>
<math xmlns="http://www.w3.org/1998/Math/MathML">
  <semantics>
    <mi mathvariant="italic">Si</mi>
    <annotation encoding="StarMath 5.0">Si</annotation>
  </semantics>
</math>
</file>

<file path=Object 24/content.xml><?xml version="1.0" encoding="utf-8"?>
<math xmlns="http://www.w3.org/1998/Math/MathML">
  <semantics>
    <mi mathvariant="italic">Si</mi>
    <annotation encoding="StarMath 5.0">Si</annotation>
  </semantics>
</math>
</file>

<file path=Object 25/content.xml><?xml version="1.0" encoding="utf-8"?>
<math xmlns="http://www.w3.org/1998/Math/MathML">
  <semantics>
    <mi mathvariant="italic">Si</mi>
    <annotation encoding="StarMath 5.0">Si</annotation>
  </semantics>
</math>
</file>

<file path=Object 26/content.xml><?xml version="1.0" encoding="utf-8"?>
<math xmlns="http://www.w3.org/1998/Math/MathML">
  <semantics>
    <mi mathvariant="italic">Si</mi>
    <annotation encoding="StarMath 5.0">Si</annotation>
  </semantics>
</math>
</file>

<file path=Object 27/content.xml><?xml version="1.0" encoding="utf-8"?>
<math xmlns="http://www.w3.org/1998/Math/MathML">
  <semantics>
    <mi mathvariant="italic">Si</mi>
    <annotation encoding="StarMath 5.0">Si</annotation>
  </semantics>
</math>
</file>

<file path=Object 28/content.xml><?xml version="1.0" encoding="utf-8"?>
<math xmlns="http://www.w3.org/1998/Math/MathML">
  <semantics>
    <mi mathvariant="italic">Si</mi>
    <annotation encoding="StarMath 5.0">Si</annotation>
  </semantics>
</math>
</file>

<file path=Object 29/content.xml><?xml version="1.0" encoding="utf-8"?>
<math xmlns="http://www.w3.org/1998/Math/MathML">
  <semantics>
    <mi mathvariant="italic">Si</mi>
    <annotation encoding="StarMath 5.0">Si</annotation>
  </semantics>
</math>
</file>

<file path=Object 3/content.xml><?xml version="1.0" encoding="utf-8"?>
<math xmlns="http://www.w3.org/1998/Math/MathML">
  <semantics>
    <mi mathvariant="italic">Si</mi>
    <annotation encoding="StarMath 5.0">Si</annotation>
  </semantics>
</math>
</file>

<file path=Object 30/content.xml><?xml version="1.0" encoding="utf-8"?>
<math xmlns="http://www.w3.org/1998/Math/MathML">
  <semantics>
    <mi mathvariant="italic">Si</mi>
    <annotation encoding="StarMath 5.0">Si</annotation>
  </semantics>
</math>
</file>

<file path=Object 4/content.xml><?xml version="1.0" encoding="utf-8"?>
<math xmlns="http://www.w3.org/1998/Math/MathML">
  <semantics>
    <mi mathvariant="italic">Si</mi>
    <annotation encoding="StarMath 5.0">Si</annotation>
  </semantics>
</math>
</file>

<file path=Object 5/content.xml><?xml version="1.0" encoding="utf-8"?>
<math xmlns="http://www.w3.org/1998/Math/MathML">
  <semantics>
    <mi mathvariant="italic">Si</mi>
    <annotation encoding="StarMath 5.0">Si</annotation>
  </semantics>
</math>
</file>

<file path=Object 6/content.xml><?xml version="1.0" encoding="utf-8"?>
<math xmlns="http://www.w3.org/1998/Math/MathML">
  <semantics>
    <mi mathvariant="italic">Si</mi>
    <annotation encoding="StarMath 5.0">Si</annotation>
  </semantics>
</math>
</file>

<file path=Object 7/content.xml><?xml version="1.0" encoding="utf-8"?>
<math xmlns="http://www.w3.org/1998/Math/MathML">
  <semantics>
    <mi mathvariant="italic">Si</mi>
    <annotation encoding="StarMath 5.0">Si</annotation>
  </semantics>
</math>
</file>

<file path=Object 8/content.xml><?xml version="1.0" encoding="utf-8"?>
<math xmlns="http://www.w3.org/1998/Math/MathML">
  <semantics>
    <mi mathvariant="italic">Si</mi>
    <annotation encoding="StarMath 5.0">Si</annotation>
  </semantics>
</math>
</file>

<file path=Object 9/content.xml><?xml version="1.0" encoding="utf-8"?>
<math xmlns="http://www.w3.org/1998/Math/MathML">
  <semantics>
    <mi mathvariant="italic">Si</mi>
    <annotation encoding="StarMath 5.0">Si</annotation>
  </semantics>
</math>
</file>